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Štěpáne,</text:p>
      <text:p text:style-name="Normal">V tuto magickou dobu valentýnských oslav se naše srdce spojují v rytmu společného zvířecího znamení Kozoroha, symbolu odvahy a vytrvalosti, který se tak vzácně odráží v naší vzájemné sounáležitosti. Tvá statečnost a neochvějný smysl pro spravedlnost, jež ti vdechuje tvůj andělský strážce Raquel, osvětlují tmavé kouty bezmoci a ukazují cestu k harmonii a rovnováze. Tvoje přirozené vedení a ochranářský duch z tebe činí vzácnou bytost, která rozplétá složité uzly světa s lehkostí, jež se rodí ze srdce posvěceného laskavostí a spravedlností.</text:p>
      <text:p text:style-name="Normal">V tento den lidí zamilovaných posílám své přání, aby každý tvůj krok byl provázen hřejivým pocitem, že spolu sdílíme nejenom zemské, ale i nebeské pouto. Nechť tvoje cesta je osvětlena světlem spravedlnosti a tvá odvaha být ochráncem slabších je neustále živena láska, která nás spojuje pod štítěm našeho společného znamení.</text:p>
      <text:p text:style-name="Normal">S úctou a obdivem, který přesahuje slova, přeji nejen valentýnské štěstí, ale také sílu a odvahu, abys vždy kráčel cestou pravosti a světla, která je ti předurčena. Tvoje statečné srdce a neochvějný duch inspirovaný Raquelem jsou průvodcem na této cestě, přičemž tvoje kroky jsou tiše provázeny němým, ale výmluvným, srdcem, které ti potichu fandí a věří ve tvou cest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